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http://is.gd/typelevelcour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You</text:p>
            <text:p>Are</text:p>
            <text:p>Gonna</text:p>
            <text:p>Need</text:p>
            <text:p>I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1989: Wadler, <text:span text:style-name="T2">“Theorems for free!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2006: Danielsson, Hughes, Jansson, Gibbons, </text:p>
            <text:p>“Fast and Loose Reasoning is Morally Correct”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P:</text:p>
            <text:p>Follow rules, get</text:p>
            <text:p>Easier reasoning</text:p>
            <text:p>Fewer bug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alazzi Safe Scala Subset,<text:line-break/>by Tony Morr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null</text:span></text:p>
              </text:list-item>
              <text:list-item>
                <text:p><text:span text:style-name="T3">Exceptions</text:span></text:p>
              </text:list-item>
              <text:list-item>
                <text:p><text:span text:style-name="T3">Type casing</text:span></text:p>
              </text:list-item>
              <text:list-item>
                <text:p><text:span text:style-name="T3">Type casting</text:span></text:p>
              </text:list-item>
              <text:list-item>
                <text:p><text:span text:style-name="T3">Side effects</text:span></text:p>
              </text:list-item>
              <text:list-item>
                <text:p><text:span text:style-name="T3">equals/toString/hashCode</text:span></text:p>
              </text:list-item>
              <text:list-item>
                <text:p><text:span text:style-name="T3">notify/wait</text:span></text:p>
              </text:list-item>
              <text:list-item>
                <text:p><text:span text:style-name="T3">classOf/.getClass</text:span></text:p>
              </text:list-item>
              <text:list-item>
                <text:p>General recu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“Gateway-style” learning Scalaz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Validation &lt;=&gt; \/</text:p>
            <text:p/>
            <text:p>\|/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ow many applicatives can you use with Traverse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re's no “learn”</text:p>
            <text:p/>
            <text:p>Don't settle</text:p>
            <text:p>Don't fear sophistication</text:p>
            <text:p>Think about abstraction</text:p>
            <text:p>Ask!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on't make a “learn Scalaz” TODO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(String, String, String)</text:p>
            <text:p/>
            <text:p>String \/ URL</text:p>
            <text:p>(st.Fid, File)</text:p>
            <text:p>LoadError \/ (Option[st.Fid], File \/ URL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The rule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calazzi Safe Scala Subs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You</text:p>
            <text:p>Are</text:p>
            <text:p>Gonna</text:p>
            <text:p>Need</text:p>
            <text:p>I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No fear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When in doubt,</text:p>
            <text:p/>
            <text:p>add type parameters to someth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Functors are everywhere!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pplicatives</text:p>
            <text:p/>
            <text:p>More Functor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dd a type parameter!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t is <text:span text:style-name="T4">no more</text:span><text:span text:style-name="T2"> than its types and laws</text:span></text:p>
            <text:p><text:span text:style-name="T2"/></text:p>
            <text:p><text:span text:style-name="T2">Follow types and laws, you have the thing, period. <text:s/>No metapho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phantom Functor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What if you added a type parameter for links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Para Doc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List the URLs, no getters or patmat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Bonus: abstracting differently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ifferent parameters,</text:p>
            <text:p/>
            <text:p>Different destina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[G[_]:Applicative,A,B]</text:p>
            <text:p>(fa: F[A])(f: A =&gt; G[B]): G[F[B]]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[G[_]: Applicative]</text:p>
            <text:p>(fa: S)(f: A =&gt; G[B]): G[T]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shapeless</text:p>
          </draw:text-box>
        </draw:frame>
        <draw:frame presentation:style-name="pr6" draw:layer="layout" svg:width="25.199cm" svg:height="12.179cm" svg:x="1.4cm" svg:y="4.914cm" presentation:class="subtitle" presentation:user-transformed="true">
          <draw:text-box>
            <text:p>A library of functions and weird trick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ike tuples but more complicated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ind some lists, append them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select an element by typ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wrap append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append 3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What goes in a Prepend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is how you combine shapeless functions.</text:p>
            <text:p/>
            <text:p>That's the trick.</text:p>
            <text:p/>
            <text:p>“constraint propagation”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Don't talk about configuration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ependency Injection</text:p>
            <text:p/>
            <text:p>aka passing an argu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“Dead Simple”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Zero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lus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No 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What are the laws?</text:p>
            <text:p/>
            <text:p>Idempotence</text:p>
            <text:p>Left/right identity</text:p>
            <text:p>Setwise symmetry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“indexed ap”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ifferent things have different types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spire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mplicit conversion costs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Macros are neat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iterals are dangerou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void == (Scalazzi again)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raits vs classes, scalaz vs spire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abstract prime factor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: unboxed sum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sk! (the Spire authors)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Compall</meta:initial-creator>
    <meta:creation-date>2014-06-28T23:28:08.343168839</meta:creation-date>
    <dc:date>2014-07-01T19:28:16.147721939</dc:date>
    <dc:creator>Stephen Compall</dc:creator>
    <meta:editing-duration>P2DT6H47M51S</meta:editing-duration>
    <meta:editing-cycles>14</meta:editing-cycles>
    <meta:generator>LibreOffice/4.2.5.2$Linux_X86_64 LibreOffice_project/420$Build-2</meta:generator>
    <meta:document-statistic meta:object-count="190"/>
  </office:meta>
</office:document-meta>
</file>